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a0eec" officeooo:paragraph-rsid="001a0eec"/>
    </style:style>
    <style:style style:name="P2" style:family="paragraph" style:parent-style-name="Standard">
      <style:text-properties officeooo:rsid="001a411c" officeooo:paragraph-rsid="001a411c"/>
    </style:style>
    <style:style style:name="P3" style:family="paragraph" style:parent-style-name="Standard">
      <style:text-properties officeooo:rsid="001a0eec" officeooo:paragraph-rsid="001a0eec" fo:background-color="#fff200"/>
    </style:style>
    <style:style style:name="P4" style:family="paragraph" style:parent-style-name="Standard">
      <style:text-properties officeooo:rsid="001a0eec" officeooo:paragraph-rsid="001a0eec" fo:background-color="#c2e0ae"/>
    </style:style>
    <style:style style:name="T1" style:family="text">
      <style:text-properties officeooo:rsid="001b1035"/>
    </style:style>
    <style:style style:name="T2" style:family="text">
      <style:text-properties officeooo:rsid="001ba75b"/>
    </style:style>
    <style:style style:name="T3" style:family="text">
      <style:text-properties officeooo:rsid="001c0a57"/>
    </style:style>
    <style:style style:name="T4" style:family="text">
      <style:text-properties fo:background-color="#c2e0ae" loext:char-shading-value="0"/>
    </style:style>
    <style:style style:name="T5" style:family="text">
      <style:text-properties fo:background-color="#c2e0ae" loext:char-shading-value="0"/>
    </style:style>
    <style:style style:name="T6" style:family="text">
      <style:text-properties officeooo:rsid="001c0a57" fo:background-color="#c2e0ae" loext:char-shading-value="0"/>
    </style:style>
    <style:style style:name="T7" style:family="text">
      <style:text-properties officeooo:rsid="001c0a57" fo:background-color="#c2e0ae" loext:char-shading-value="0"/>
    </style:style>
    <style:style style:name="T8" style:family="text">
      <style:text-properties fo:background-color="#62a73b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span text:style-name="T5"> [W]Ilość ludzi z danego kraju</text:span></text:p>
      <text:p text:style-name="P4">[W] Ilość ludzi z danego kraju/ teacher</text:p>
      <text:p text:style-name="P4">a) czy w jakimś kraju jest inny avg <text:span text:style-name="T1">teacher</text:span></text:p>
      <text:p text:style-name="P3">b) na jakim chapterze avg score / <text:span text:style-name="T2">kraj </text:span><text:s/>jest mały</text:p>
      <text:p text:style-name="P1">2.<text:span text:style-name="T5"> [W]Completion/</text:span><text:span text:style-name="T7">unit</text:span></text:p>
      <text:p text:style-name="P4">[W] avg_score/<text:span text:style-name="T3">unit</text:span></text:p>
      <text:p text:style-name="P4">[W] inv_rate/<text:span text:style-name="T3">unit</text:span></text:p>
      <text:p text:style-name="P1">Jeśli completion L i avg_rate L wtedy rozdział trudny</text:p>
      <text:p text:style-name="P1">Jeśli completion L i inv_rate H wtedy rozdział jest nudny</text:p>
      <text:p text:style-name="P1">Jeśli completion H i avg_rate H wtedy rozdział jest dobry</text:p>
      <text:p text:style-name="P1">3.<text:span text:style-name="T5">[W] ile ludzi zrobiło dany chapter</text:span></text:p>
      <text:p text:style-name="P1">Potrzebność tego działu? Można to dać jako przykładowy darmowy rozdział.</text:p>
      <text:p text:style-name="P1">4.<text:span text:style-name="T8">[W] procent ludzi mających teachera</text:span></text:p>
      <text:p text:style-name="P4">[W] avg_score/teachera</text:p>
      <text:p text:style-name="P1">Czy opłaca się mieć teachera. Można to wykorzystać w kampanii.</text:p>
      <text:p text:style-name="P2">5.[W] Ile id zrobiło ile chapterów</text:p>
      <text:p text:style-name="P2">Co tych ludzi odróżnia od reszty. </text:p>
      <text:p text:style-name="P2">Czy częściej mają teachera?</text:p>
      <text:p text:style-name="P2">Do kampani „Weź teachera to będziesz miał większą motywację”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17:29.627075349</meta:creation-date>
    <dc:date>2018-02-07T16:00:40.617042032</dc:date>
    <meta:editing-duration>PT2H11M20S</meta:editing-duration>
    <meta:editing-cycles>3</meta:editing-cycles>
    <meta:generator>LibreOffice/5.4.4.2$Linux_X86_64 LibreOffice_project/40$Build-2</meta:generator>
    <meta:document-statistic meta:table-count="0" meta:image-count="0" meta:object-count="0" meta:page-count="1" meta:paragraph-count="19" meta:word-count="125" meta:character-count="770" meta:non-whitespace-character-count="662"/>
  </office:meta>
</office:document-meta>
</file>